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officeooo:paragraph-rsid="0007ee84"/>
    </style:style>
    <style:style style:name="P2" style:family="paragraph" style:parent-style-name="Standard">
      <style:text-properties style:font-name="Instrument Serif"/>
    </style:style>
    <style:style style:name="P3" style:family="paragraph" style:parent-style-name="Standard">
      <style:text-properties style:font-name="Instrument Serif" officeooo:rsid="0007776a" officeooo:paragraph-rsid="0007776a"/>
    </style:style>
    <style:style style:name="P4" style:family="paragraph" style:parent-style-name="Standard">
      <style:text-properties style:font-name="Instrument Serif" officeooo:rsid="0007e15c" officeooo:paragraph-rsid="0007e15c"/>
    </style:style>
    <style:style style:name="P5" style:family="paragraph" style:parent-style-name="Standard">
      <style:text-properties style:font-name="Instrument Serif" officeooo:rsid="0009eb14" officeooo:paragraph-rsid="0009eb14"/>
    </style:style>
    <style:style style:name="P6" style:family="paragraph" style:parent-style-name="Standard">
      <style:text-properties style:font-name="Instrument Serif" officeooo:rsid="000edd74" officeooo:paragraph-rsid="000edd74"/>
    </style:style>
    <style:style style:name="P7" style:family="paragraph" style:parent-style-name="Standard">
      <style:text-properties style:font-name="Instrument Serif" officeooo:rsid="0009eb14" officeooo:paragraph-rsid="000edd74"/>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text:soft-page-break/>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text:span><text:soft-page-break/><text:span text:style-name="T3">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5"><text:a xlink:type="simple" xlink:href="https://youtube.com/live/jLuRomXGENs" text:style-name="Internet_20_link" text:visited-style-name="Visited_20_Internet_20_Link">https://youtube.com/live/jLuRomXGENs</text:a></text:p>
      <text:p text:style-name="P5"><text:a xlink:type="simple" xlink:href="https://youtube.com/live/_eBOJ4OGjBU" text:style-name="Internet_20_link" text:visited-style-name="Visited_20_Internet_20_Link">https://youtube.com/live/_eBOJ4OGjBU</text:a></text:p>
      <text:p text:style-name="P5"/>
      <text:p text:style-name="P6">OK so, everyone agrees the the first part is not quite right but it something that indeed is problematic, so well deal with that for (;;) the present until we kash out lol. </text:p>
      <text:p text:style-name="P6"/>
      <text:p text:style-name="P6">2a2a088ed3f1d83c6f67b44e585c5db09e3b838180550205c7d68117dd292410</text:p>
      <text:p text:style-name="P6"/>
      <text:p text:style-name="P7"/>
      <text:p text:style-name="P4"/>
      <text:p text:style-name="P1"><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44M54S</meta:editing-duration>
    <meta:editing-cycles>8</meta:editing-cycles>
    <meta:generator>LibreOffice/25.8.2.2$Linux_X86_64 LibreOffice_project/580$Build-2</meta:generator>
    <dc:date>2025-11-28T02:15:33.482314445</dc:date>
    <meta:print-date>2025-11-28T01:59:52.304866426</meta:print-date>
    <meta:printed-by>PDF files</meta:printed-by>
    <meta:document-statistic meta:table-count="0" meta:image-count="0" meta:object-count="0" meta:page-count="3" meta:paragraph-count="15" meta:word-count="2003" meta:character-count="10849" meta:non-whitespace-character-count="8855"/>
    <meta:template xlink:type="simple" xlink:actuate="onRequest" xlink:title="t2" xlink:href="../../.config/libreoffice/4/user/template/t2.ott" meta:date="2025-11-27T23:25:56.251785853"/>
  </office:meta>
</office:document-meta>
</file>